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ED00000109FAE561CF.png" manifest:media-type="image/png"/>
  <manifest:file-entry manifest:full-path="Pictures/100000010000075D000002A66D4D9F5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as-char" svg:width="6.6929in" svg:height="2.4071in" draw:z-index="0"><draw:image xlink:href="Pictures/100000010000075D000002A66D4D9F59.png" xlink:type="simple" xlink:show="embed" xlink:actuate="onLoad" draw:mime-type="image/png"/></draw:frame><text:s/></text:p>
      <text:p text:style-name="Standard"><draw:frame draw:style-name="fr1" draw:name="Image2" text:anchor-type="char" svg:width="6.6929in" svg:height="1.4063in" draw:z-index="1"><draw:image xlink:href="Pictures/10000001000004ED00000109FAE561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iccardo Della Sala</meta:initial-creator>
    <meta:creation-date>2024-10-21T17:57:34.317013019</meta:creation-date>
    <dc:date>2024-10-21T18:30:01.855680867</dc:date>
    <dc:creator>Riccardo Della Sala</dc:creator>
    <meta:editing-duration>PT21M51S</meta:editing-duration>
    <meta:editing-cycles>1</meta:editing-cycles>
    <meta:document-statistic meta:table-count="0" meta:image-count="2" meta:object-count="0" meta:page-count="1" meta:paragraph-count="1" meta:word-count="0" meta:character-count="1" meta:non-whitespace-character-count="0"/>
    <meta:generator>LibreOffice/24.2.6.2$Linux_X86_64 LibreOffice_project/420$Build-2</meta:generator>
  </office:meta>
</office:document-meta>
</file>